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38.3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156.3pt"/>
    </style:style>
    <style:style style:name="co8" style:family="table-column">
      <style:table-column-properties fo:break-before="auto" style:column-width="23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E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De vader van de veroordeel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Le père du condamn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he Father of the Convi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schilderij uit 1901 van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+1901-00-00T00:00:00Z/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</table:table>
      <table:table table:name="prop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instance of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P170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P186</text:p>
          </table:table-cell>
          <table:table-cell office:value-type="string" calcext:value-type="string">
            <text:p>material used</text:p>
          </table:table-cell>
        </table:table-row>
        <table:table-row table:style-name="ro1">
          <table:table-cell office:value-type="string" calcext:value-type="string">
            <text:p>P195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P217</text:p>
          </table:table-cell>
          <table:table-cell office:value-type="string" calcext:value-type="string">
            <text:p>inventory number</text:p>
          </table:table-cell>
        </table:table-row>
        <table:table-row table:style-name="ro1">
          <table:table-cell office:value-type="string" calcext:value-type="string">
            <text:p>P276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571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P2048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P2049</text:p>
          </table:table-cell>
          <table:table-cell office:value-type="string" calcext:value-type="string">
            <text:p>width</text:p>
          </table:table-cell>
        </table:table-row>
      </table:table>
      <table:table table:name="macro-painting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1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span text:style-name="T1">\quote </text:span><text:span text:style-name="T1"><text:a xlink:href="https://www.fine-arts-museum.be/nl/de-collectie/jakob-smits-de-vader-van-de-veroordeelde" xlink:type="simple">https://www.fine-arts-museum.be/nl/de-collectie/jakob-smits-de-vader-van-de-veroordeelde</text:a></text:span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De vader van de veroordeel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\quote Le père du condamn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The Father of the Convi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schilderij uit 1901 van Jakob Sm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pa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date 1901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reato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llec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inventory numb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\quote 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canva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oil pain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genr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width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height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</table:table>
      <table:table table:name="macro-monument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02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020apps.nl/kaart/wederopbouw/Cruquiusweg/102A" xlink:type="simple">https://020apps.nl/kaart/wederopbouw/Cruquiusweg/102A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def refmon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\quote <text:a xlink:href="https://maps.amsterdam.nl/monumenten/?LANG=nl&amp;C=52.368320,4.952163&amp;Z=18&amp;T=1&amp;L=1,2,3,4,5,6,8,9,10,11,12,14,15,16&amp;K=52.3678894,4.9526614" xlink:type="simple">https://maps.amsterdam.nl/monumenten/?LANG=nl&amp;C=52.368320,4.952163&amp;Z=18&amp;T=1&amp;L=1,2,3,4,5,6,8,9,10,11,12,14,15,16&amp;K=52.3678894,4.9526614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5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office:value-type="string" calcext:value-type="string">
            <text:p>\rem du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Fabrieksgebouw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Factory building Vettewin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gemeentelijk monument op Cruquiusweg 102 A in Amster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\quote municipal monument located at Cruquiusweg 102 A in Amsterdam, the Netherla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facto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83405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date 1958</text:p>
          </table:table-cell>
          <table:table-cell office:value-type="string" calcext:value-type="string">
            <text:p>\ref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untr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Q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 admi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Q9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15212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heritag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435</text:p>
          </table:table-cell>
          <table:table-cell office:value-type="string" calcext:value-type="string">
            <text:p>Q2650048</text:p>
          </table:table-cell>
          <table:table-cell office:value-type="string" calcext:value-type="string">
            <text:p>P642</text:p>
          </table:table-cell>
          <table:table-cell office:value-type="string" calcext:value-type="string">
            <text:p>Q9899</text:p>
          </table:table-cell>
          <table:table-cell office:value-type="string" calcext:value-type="string">
            <text:p>P580</text:p>
          </table:table-cell>
          <table:table-cell office:value-type="string" calcext:value-type="string">
            <text:p>\date 2012-10-16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\quote 200650</text:p>
          </table:table-cell>
          <table:table-cell office:value-type="string" calcext:value-type="string">
            <text:p>\refmon</text:p>
          </table:table-cell>
        </table:table-row>
        <table:table-row table:style-name="ro1">
          <table:table-cell office:value-type="string" calcext:value-type="string">
            <text:p>\rem styl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Q994776</text:p>
          </table:table-cell>
          <table:table-cell office:value-type="string" calcext:value-type="string">
            <text:p>\ref0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3:02:14.916448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05:37.096773444</meta:creation-date>
    <dc:date>2020-04-26T01:38:01.752676162</dc:date>
    <meta:editing-duration>PT4H13M45S</meta:editing-duration>
    <meta:editing-cycles>56</meta:editing-cycles>
    <meta:generator>LibreOffice/6.1.3.2$MacOSX_X86_64 LibreOffice_project/86daf60bf00efa86ad547e59e09d6bb77c699acb</meta:generator>
    <meta:document-statistic meta:table-count="4" meta:cell-count="270" meta:object-count="0"/>
    <meta:user-defined meta:name=""/>
  </office:meta>
</office:document-meta>
</file>